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17573" calcext:value-type="float">
            <text:p>1.417573</text:p>
          </table:table-cell>
          <table:table-cell office:value-type="float" office:value="1.410313" calcext:value-type="float">
            <text:p>1.410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606" calcext:value-type="float">
            <text:p>0.845606</text:p>
          </table:table-cell>
          <table:table-cell office:value-type="float" office:value="0.840515" calcext:value-type="float">
            <text:p>0.840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8986" calcext:value-type="float">
            <text:p>0.758986</text:p>
          </table:table-cell>
          <table:table-cell office:value-type="float" office:value="0.75207" calcext:value-type="float">
            <text:p>0.75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5326" calcext:value-type="float">
            <text:p>0.845326</text:p>
          </table:table-cell>
          <table:table-cell office:value-type="float" office:value="0.724456" calcext:value-type="float">
            <text:p>0.724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9439" calcext:value-type="float">
            <text:p>0.889439</text:p>
          </table:table-cell>
          <table:table-cell office:value-type="float" office:value="0.703118" calcext:value-type="float">
            <text:p>0.703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31882" calcext:value-type="float">
            <text:p>1.031882</text:p>
          </table:table-cell>
          <table:table-cell office:value-type="float" office:value="0.728032" calcext:value-type="float">
            <text:p>0.728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678438" calcext:value-type="float">
            <text:p>1.678438</text:p>
          </table:table-cell>
          <table:table-cell office:value-type="float" office:value="0.715238" calcext:value-type="float">
            <text:p>0.715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26:26.547782347</meta:creation-date>
    <dc:date>2017-04-14T21:10:16.031607099</dc:date>
    <meta:editing-duration>PT2M58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